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2d35" officeooo:paragraph-rsid="00072d35"/>
    </style:style>
    <style:style style:name="P2" style:family="paragraph" style:parent-style-name="Standard">
      <style:text-properties officeooo:rsid="0007a4a6" officeooo:paragraph-rsid="0007a4a6"/>
    </style:style>
    <style:style style:name="P3" style:family="paragraph" style:parent-style-name="Standard">
      <style:text-properties officeooo:rsid="0007a4a6" officeooo:paragraph-rsid="0008c997"/>
    </style:style>
    <style:style style:name="P4" style:family="paragraph" style:parent-style-name="Standard">
      <style:text-properties officeooo:rsid="0007a4a6" officeooo:paragraph-rsid="000dc9ee"/>
    </style:style>
    <style:style style:name="P5" style:family="paragraph" style:parent-style-name="Standard">
      <style:text-properties officeooo:paragraph-rsid="0007a4a6"/>
    </style:style>
    <style:style style:name="P6" style:family="paragraph" style:parent-style-name="Standard">
      <style:text-properties officeooo:paragraph-rsid="0008c997"/>
    </style:style>
    <style:style style:name="P7" style:family="paragraph" style:parent-style-name="Standard">
      <style:text-properties officeooo:rsid="0008c997" officeooo:paragraph-rsid="0008c997"/>
    </style:style>
    <style:style style:name="P8" style:family="paragraph" style:parent-style-name="Standard">
      <style:text-properties fo:color="#00a933" officeooo:rsid="0008c997" officeooo:paragraph-rsid="0008c997"/>
    </style:style>
    <style:style style:name="P9" style:family="paragraph" style:parent-style-name="Standard">
      <style:text-properties fo:color="#00a933" officeooo:rsid="0008c997" officeooo:paragraph-rsid="000c4d88"/>
    </style:style>
    <style:style style:name="P10" style:family="paragraph" style:parent-style-name="Standard">
      <style:text-properties fo:color="#00a933" officeooo:rsid="00072d35" officeooo:paragraph-rsid="00072d35"/>
    </style:style>
    <style:style style:name="P11" style:family="paragraph" style:parent-style-name="Standard">
      <style:text-properties fo:color="#00a933" officeooo:paragraph-rsid="00072d35"/>
    </style:style>
    <style:style style:name="P12" style:family="paragraph" style:parent-style-name="Standard">
      <style:text-properties fo:color="#00a933" officeooo:rsid="0007a4a6" officeooo:paragraph-rsid="0007a4a6"/>
    </style:style>
    <style:style style:name="P13" style:family="paragraph" style:parent-style-name="Standard">
      <style:text-properties fo:color="#00a933" officeooo:rsid="000a8ad2" officeooo:paragraph-rsid="000a8ad2"/>
    </style:style>
    <style:style style:name="P14" style:family="paragraph" style:parent-style-name="Standard">
      <style:text-properties fo:color="#00a933" officeooo:rsid="000c4d88" officeooo:paragraph-rsid="000c4d88"/>
    </style:style>
    <style:style style:name="P15" style:family="paragraph" style:parent-style-name="Standard">
      <style:text-properties fo:color="#00a933" officeooo:rsid="000dc9ee" officeooo:paragraph-rsid="000dc9ee"/>
    </style:style>
    <style:style style:name="P16" style:family="paragraph" style:parent-style-name="Standard">
      <style:text-properties officeooo:rsid="000a8ad2" officeooo:paragraph-rsid="000a8ad2"/>
    </style:style>
    <style:style style:name="P17" style:family="paragraph" style:parent-style-name="Standard">
      <style:text-properties officeooo:paragraph-rsid="000a8ad2"/>
    </style:style>
    <style:style style:name="P18" style:family="paragraph" style:parent-style-name="Standard">
      <style:text-properties officeooo:rsid="000c4d88" officeooo:paragraph-rsid="000c4d88"/>
    </style:style>
    <style:style style:name="P19" style:family="paragraph" style:parent-style-name="Standard">
      <style:text-properties officeooo:paragraph-rsid="000c4d88"/>
    </style:style>
    <style:style style:name="P20" style:family="paragraph" style:parent-style-name="Standard">
      <style:text-properties fo:color="#ff0000" fo:font-weight="bold" officeooo:rsid="00072d35" officeooo:paragraph-rsid="00072d35" style:font-weight-asian="bold" style:font-weight-complex="bold"/>
    </style:style>
    <style:style style:name="P21" style:family="paragraph" style:parent-style-name="Standard">
      <style:text-properties fo:color="#ff0000" officeooo:rsid="000dc9ee" officeooo:paragraph-rsid="000dc9ee"/>
    </style:style>
    <style:style style:name="P22" style:family="paragraph" style:parent-style-name="Standard">
      <style:text-properties officeooo:rsid="000dc9ee" officeooo:paragraph-rsid="000dc9ee"/>
    </style:style>
    <style:style style:name="P23" style:family="paragraph" style:parent-style-name="Standard">
      <style:text-properties officeooo:paragraph-rsid="000dc9ee"/>
    </style:style>
    <style:style style:name="P24" style:family="paragraph" style:parent-style-name="Standard">
      <style:text-properties fo:color="#111111" officeooo:rsid="000dc9ee" officeooo:paragraph-rsid="000dc9ee"/>
    </style:style>
    <style:style style:name="T1" style:family="text">
      <style:text-properties officeooo:rsid="00072d35"/>
    </style:style>
    <style:style style:name="T2" style:family="text">
      <style:text-properties officeooo:rsid="0007a4a6"/>
    </style:style>
    <style:style style:name="T3" style:family="text">
      <style:text-properties fo:color="#00a933"/>
    </style:style>
    <style:style style:name="T4" style:family="text">
      <style:text-properties fo:color="#00a933" officeooo:rsid="0008c997"/>
    </style:style>
    <style:style style:name="T5" style:family="text">
      <style:text-properties fo:color="#00a933" officeooo:rsid="000c4d88"/>
    </style:style>
    <style:style style:name="T6" style:family="text">
      <style:text-properties fo:color="#00a933" officeooo:rsid="0007a4a6"/>
    </style:style>
    <style:style style:name="T7" style:family="text">
      <style:text-properties fo:color="#00a933" officeooo:rsid="000e7a6c"/>
    </style:style>
    <style:style style:name="T8" style:family="text">
      <style:text-properties officeooo:rsid="000a8ad2"/>
    </style:style>
    <style:style style:name="T9" style:family="text">
      <style:text-properties fo:color="#2a6099"/>
    </style:style>
    <style:style style:name="T10" style:family="text">
      <style:text-properties fo:color="#2a6099" officeooo:rsid="000c4d88"/>
    </style:style>
    <style:style style:name="T11" style:family="text">
      <style:text-properties fo:color="#2a6099" officeooo:rsid="0007a4a6"/>
    </style:style>
    <style:style style:name="T12" style:family="text">
      <style:text-properties fo:color="#2a6099" officeooo:rsid="000dc9ee"/>
    </style:style>
    <style:style style:name="T13" style:family="text">
      <style:text-properties fo:color="#000000"/>
    </style:style>
    <style:style style:name="T14" style:family="text">
      <style:text-properties fo:color="#000000" officeooo:rsid="000dc9ee"/>
    </style:style>
    <style:style style:name="T15" style:family="text">
      <style:text-properties fo:color="#000000" officeooo:rsid="0007a4a6"/>
    </style:style>
    <style:style style:name="T16" style:family="text">
      <style:text-properties fo:color="#000080" fo:language="zxx" fo:country="none" style:text-underline-style="solid" style:text-underline-width="auto" style:text-underline-color="font-color" officeooo:rsid="0008c997" style:language-asian="zxx" style:country-asian="none" style:language-complex="zxx" style:country-complex="none"/>
    </style:style>
    <style:style style:name="T17" style:family="text">
      <style:text-properties fo:color="#000080" fo:language="zxx" fo:country="none" style:text-underline-style="solid" style:text-underline-width="auto" style:text-underline-color="font-color" officeooo:rsid="000c4d88" style:language-asian="zxx" style:country-asian="none" style:language-complex="zxx" style:country-complex="none"/>
    </style:style>
    <style:style style:name="T18" style:family="text">
      <style:text-properties officeooo:rsid="000dc9ee"/>
    </style:style>
    <style:style style:name="T19" style:family="text">
      <style:text-properties officeooo:rsid="000e7a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ersona 1</text:h>
      <text:p text:style-name="P1"/>
      <text:p text:style-name="P10">=&gt; nouvel utilisateur</text:p>
      <text:p text:style-name="P1">INSCRIPTION</text:p>
      <text:p text:style-name="P10">=&gt;francais ou anglais ?</text:p>
      <text:p text:style-name="P1">I18N </text:p>
      <text:p text:style-name="P10">=&gt;francais</text:p>
      <text:p text:style-name="P1"><text:span text:style-name="T9">nom: </text:span>Simpson</text:p>
      <text:p text:style-name="P1"><text:span text:style-name="T9">Prénom :</text:span> Homer</text:p>
      <text:p text:style-name="P1"><text:span text:style-name="T9">email :</text:span> <text:a xlink:type="simple" xlink:href="mailto:hs@dawan.fr" text:style-name="Internet_20_link" text:visited-style-name="Visited_20_Internet_20_Link">hs@dawan.fr</text:a></text:p>
      <text:p text:style-name="P1"><text:span text:style-name="T9">confirmation : </text:span><text:a xlink:type="simple" xlink:href="mailto:hs@dawan.fr" text:style-name="Internet_20_link" text:visited-style-name="Visited_20_Internet_20_Link">hs@dawan.fr</text:a></text:p>
      <text:p text:style-name="P1"><text:span text:style-name="T9">Pseudo :</text:span> DonutEater</text:p>
      <text:p text:style-name="P1"><text:span text:style-name="T9">Mot de passe : </text:span>1234</text:p>
      <text:p text:style-name="P1"><text:span text:style-name="T9">confirmation : </text:span>123</text:p>
      <text:p text:style-name="P20">erreur !!!!!</text:p>
      <text:p text:style-name="P11"><text:span text:style-name="T1">=&gt; filtres par JavaScript, et au niveau du back (notamment pour vérifier que ce mail n’est pas déjà utilisé)</text:span></text:p>
      <text:p text:style-name="P1"><text:span text:style-name="T9">confirmation :</text:span> 1234</text:p>
      <text:p text:style-name="P1">VALIDER</text:p>
      <text:p text:style-name="P7"><text:span text:style-name="T9">mot de pass</text:span><text:span text:style-name="T10">e</text:span><text:span text:style-name="T9"> : </text:span>1234</text:p>
      <text:p text:style-name="P7">CONNEXION</text:p>
      <text:p text:style-name="P12">=&gt; QuizizSkillz est axé designer. On va donc s’inscrire comme designer</text:p>
      <text:p text:style-name="P2">INCRIPTION DESIGNER</text:p>
      <text:p text:style-name="P2"><text:span text:style-name="T9">présentation : </text:span>fin gastronome en streetfood habitant Springfeild, <text:span text:style-name="T8">je travail à la centrale nucléaire</text:span></text:p>
      <text:p text:style-name="P2"><text:span text:style-name="T9">expertise :</text:span> donuts, pizza, biere</text:p>
      <text:p text:style-name="P2">VALIDER</text:p>
      <text:p text:style-name="P12">=&gt; on va créer notre premiere question</text:p>
      <text:p text:style-name="P2">GESTION DES QUESTIONS</text:p>
      <text:p text:style-name="P2">CREER QUESTION</text:p>
      <text:p text:style-name="P5"><text:span text:style-name="T9">intitulé :</text:span> Quel est le meilleur parfum pour un donut ?</text:p>
      <text:p text:style-name="P2"><text:span text:style-name="T9">Statut :</text:span> en construction</text:p>
      <text:p text:style-name="P5"><text:span text:style-name="T9">theme : </text:span>gastronomie</text:p>
      <text:p text:style-name="P2"><text:span text:style-name="T9">commentaire : </text:span>tout amateur de malbouffe doit savoir ca !</text:p>
      <text:p text:style-name="P2">VALIDER</text:p>
      <text:p text:style-name="P4">AJOUTER UNE REPONSE</text:p>
      <text:p text:style-name="P23"><text:span text:style-name="T11">intitulé : </text:span><text:span text:style-name="T2">courge</text:span></text:p>
      <text:p text:style-name="P22">VALIDER</text:p>
      <text:p text:style-name="P23"><text:span text:style-name="T18">=&gt; on peut éditer</text:span></text:p>
      <text:p text:style-name="P4">M<text:span text:style-name="T18">ODIFIER (courge)</text:span></text:p>
      <text:p text:style-name="P2"><text:span text:style-name="T9">intitulé : </text:span>fraise</text:p>
      <text:p text:style-name="P2">(ne pas cocher)</text:p>
      <text:p text:style-name="P5"><text:span text:style-name="T11">commentaire :</text:span><text:span text:style-name="T6"> </text:span><text:span text:style-name="T15">pas mal, mais ce n’</text:span><text:span text:style-name="T14">est</text:span><text:span text:style-name="T15"> pas le meilleur</text:span></text:p>
      <text:p text:style-name="P2">VALIDER</text:p>
      <text:p text:style-name="P2">AJOUTER UNE REPONSE</text:p>
      <text:p text:style-name="P5"><text:span text:style-name="T11">intitulé :</text:span><text:span text:style-name="T2"> chocolat</text:span></text:p>
      <text:p text:style-name="P2"><text:span text:style-name="T9">véracité : </text:span>COCHER CHECKBOX</text:p>
      <text:p text:style-name="P5"><text:span text:style-name="T11">commentaire : </text:span><text:span text:style-name="T2">eh oui, y’a pas mieux, toutes les études sérieuses vous le diront (Gault&amp;Millau)</text:span></text:p>
      <text:p text:style-name="P2">VALIDER</text:p>
      <text:p text:style-name="P3">AJOUTER UNE REPONSE</text:p>
      <text:p text:style-name="P6"><text:span text:style-name="T11">intitulé : </text:span><text:span text:style-name="T2">bacon</text:span></text:p>
      <text:p text:style-name="P3"><text:soft-page-break/>(ne pas cocher)</text:p>
      <text:p text:style-name="P6"><text:span text:style-name="T11">commentaire :</text:span><text:span text:style-name="T2"> personne n’en vend</text:span></text:p>
      <text:p text:style-name="P3">VALIDER</text:p>
      <text:p text:style-name="P16"><text:span text:style-name="T9">Statut : </text:span>Disponible</text:p>
      <text:p text:style-name="P7">RETOUR A LA LISTE</text:p>
      <text:p text:style-name="P7"/>
      <text:p text:style-name="P8">=&gt;pour la suite, nous allons prendre un autre utilisateur plus expérimenté</text:p>
      <text:p text:style-name="P7">DECONNEXION</text:p>
      <text:p text:style-name="P7"/>
      <text:h text:style-name="Heading_20_2" text:outline-level="2">Persona 2</text:h>
      <text:p text:style-name="P8">nom : Einstein</text:p>
      <text:p text:style-name="P8">prenom : Albert</text:p>
      <text:p text:style-name="P7"><text:span text:style-name="T3">mail : </text:span><text:a xlink:type="simple" xlink:href="mailto:a-einstein@dawan.fr" text:style-name="Internet_20_link" text:visited-style-name="Visited_20_Internet_20_Link">a-einstein@dawan.fr</text:a></text:p>
      <text:p text:style-name="P8">pseudo : E=MC2</text:p>
      <text:p text:style-name="P8">mot de passe : 1234</text:p>
      <text:p text:style-name="P7"/>
      <text:p text:style-name="P7">CONNEXION</text:p>
      <text:p text:style-name="P7"><text:span text:style-name="T9">login :</text:span> <text:a xlink:type="simple" xlink:href="mailto:a-einstein@dawan.fr" text:style-name="Internet_20_link" text:visited-style-name="Visited_20_Internet_20_Link">a-einstein@dawan.fr</text:a></text:p>
      <text:p text:style-name="P7"><text:span text:style-name="T9">mot de passe : </text:span>1234</text:p>
      <text:p text:style-name="P7"/>
      <text:p text:style-name="P7">GESTION DES QUESTIONS</text:p>
      <text:p text:style-name="P8">=&gt; liste plus fournie</text:p>
      <text:p text:style-name="P7">GESTION DES QCM</text:p>
      <text:p text:style-name="P7">CREER QC<text:span text:style-name="T8">M</text:span></text:p>
      <text:p text:style-name="P7"><text:span text:style-name="T9">sujet :</text:span> ???</text:p>
      <text:p text:style-name="P16"><text:span text:style-name="T9">theme :</text:span>???</text:p>
      <text:p text:style-name="P16"><text:span text:style-name="T9">statut : </text:span>en construction</text:p>
      <text:p text:style-name="P16">VALIDER</text:p>
      <text:p text:style-name="P16">EDIT</text:p>
      <text:p text:style-name="P16">AJOUT/SUPPRESSION DE QUESTIONS</text:p>
      <text:p text:style-name="P17"><text:span text:style-name="T8">ajouter une question</text:span></text:p>
      <text:p text:style-name="P16">COCHER CHECKBOX « mes questions »</text:p>
      <text:p text:style-name="P16">ajouter une question</text:p>
      <text:p text:style-name="P16"><text:span text:style-name="T9">rechercher :</text:span> Donuts </text:p>
      <text:p text:style-name="P13">=&gt; on retrouve bien la question qu’on a créé tout à l’heure</text:p>
      <text:p text:style-name="P13">=&gt; on est sur du collaboratif ; ne pas réinventer une question qui existe déjà </text:p>
      <text:p text:style-name="P16">ajouter la question d’Homer</text:p>
      <text:p text:style-name="P16"><text:span text:style-name="T9">rechercher :</text:span> « ??? » et COCHER CHECKBOX</text:p>
      <text:p text:style-name="P16">ajouter une question</text:p>
      <text:p text:style-name="P18">RETOUR AU QCM</text:p>
      <text:p text:style-name="P16"><text:span text:style-name="T9">statut : </text:span>disponible</text:p>
      <text:p text:style-name="P18">GESTION DES QCM</text:p>
      <text:p text:style-name="P14">=&gt; on a bien le QCM affiché dans la liste</text:p>
      <text:p text:style-name="P18">DECONNEXION</text:p>
      <text:p text:style-name="P18"/>
      <text:h text:style-name="Heading_20_2" text:outline-level="2">Persona 3</text:h>
      <text:p text:style-name="P19"><text:span text:style-name="T4">nom : P</text:span><text:span text:style-name="T5">otter</text:span></text:p>
      <text:p text:style-name="P19"><text:span text:style-name="T4">prenom : H</text:span><text:span text:style-name="T5">arry</text:span></text:p>
      <text:p text:style-name="P19"><text:span text:style-name="T4">mail : </text:span><text:a xlink:type="simple" xlink:href="mailto:a-einstein@dawan.fr" text:style-name="Internet_20_link" text:visited-style-name="Visited_20_Internet_20_Link"><text:span text:style-name="T16">h</text:span></text:a><text:span text:style-name="T17">p@dawan.fr</text:span></text:p>
      <text:p text:style-name="P19"><text:soft-page-break/><text:span text:style-name="T4">pseudo : </text:span><text:span text:style-name="T5">LeRoiDuBalai</text:span></text:p>
      <text:p text:style-name="P9">mot de passe : 1234</text:p>
      <text:p text:style-name="P18"/>
      <text:p text:style-name="P18">CONNEXION</text:p>
      <text:p text:style-name="P18"><text:span text:style-name="T9">login :</text:span> <text:a xlink:type="simple" xlink:href="mailto:hp@dawan.fr" text:style-name="Internet_20_link" text:visited-style-name="Visited_20_Internet_20_Link">hp@dawan.fr</text:a></text:p>
      <text:p text:style-name="P18"><text:span text:style-name="T9">mot de passe :</text:span> 1234</text:p>
      <text:p text:style-name="P18">CONNEXION</text:p>
      <text:p text:style-name="P18">PASSER UN QCM</text:p>
      <text:p text:style-name="P22">RECHERCHE :??? <text:span text:style-name="T3">(QCM d’Albert, pour être sur d’avoir le bon, et montrer que la recherche marche ici aussi)</text:span></text:p>
      <text:p text:style-name="P22">SELECTIONNER</text:p>
      <text:p text:style-name="P15">=&gt; les infos apparaissent en entête</text:p>
      <text:p text:style-name="P22"/>
      <text:p text:style-name="P22">Suivre le déroulé du QCM</text:p>
      <text:p text:style-name="P24">cycle : sélection de la réponse </text:p>
      <text:p text:style-name="P24"><text:tab/>VALIDER</text:p>
      <text:p text:style-name="P24"><text:tab/><text:span text:style-name="T7">=&gt; correction et affichage des commentaires</text:span></text:p>
      <text:p text:style-name="P24"><text:tab/><text:span text:style-name="T19">QUESTION SUIVANTE</text:span></text:p>
      <text:p text:style-name="P15"><text:tab/>=&gt; infos : situations dans le QCM, score actuel, …</text:p>
      <text:p text:style-name="P15"/>
      <text:p text:style-name="P22"/>
      <text:p text:style-name="P21">=&gt; répondre « fraise » et donc avoir faux sur la question d’Homer pour voir comment son gérées les réponses fausses</text:p>
      <text:p text:style-name="P22"/>
      <text:p text:style-name="P15">=&gt; fin du QCM, stats finales</text:p>
      <text:p text:style-name="P22"/>
      <text:p text:style-name="P22">fin de la démo !!!</text:p>
      <text:p text:style-name="P18"/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8:17:10.631000000</meta:creation-date>
    <dc:date>2020-03-12T19:21:35.139000000</dc:date>
    <meta:editing-duration>PT1M15S</meta:editing-duration>
    <meta:editing-cycles>1</meta:editing-cycles>
    <meta:document-statistic meta:table-count="0" meta:image-count="0" meta:object-count="0" meta:page-count="3" meta:paragraph-count="111" meta:word-count="479" meta:character-count="2756" meta:non-whitespace-character-count="2380"/>
    <meta:generator>LibreOffice/6.3.1.2$Windows_X86_64 LibreOffice_project/b79626edf0065ac373bd1df5c28bd630b4424273</meta:generator>
  </office:meta>
</office:document-meta>
</file>